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1.7cm" svg:x="6.3cm" svg:y="1.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8.2cm" svg:y1="2.8cm" svg:x2="8.2cm" svg:y2="4.3cm">
          <text:p/>
        </draw:line>
        <draw:custom-shape draw:style-name="gr1" draw:text-style-name="P1" xml:id="id2" draw:id="id2" draw:layer="layout" svg:width="3.9cm" svg:height="2.8cm" svg:x="6.3cm" svg:y="4.3cm">
          <text:p text:style-name="P1">Loop 10 time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8.3cm" svg:y1="7cm" svg:x2="8.3cm" svg:y2="8.9cm">
          <text:p/>
        </draw:line>
        <draw:custom-shape draw:style-name="gr1" draw:text-style-name="P1" xml:id="id1" draw:id="id1" draw:layer="layout" svg:width="6.1cm" svg:height="1.6cm" svg:x="5.5cm" svg:y="9cm">
          <text:p text:style-name="P1">PUT Hell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6.11cm" svg:y1="9.8cm" svg:x2="6.3cm" svg:y2="5.7cm" draw:start-shape="id1" draw:start-glue-point="6" draw:end-shape="id2" draw:end-glue-point="6" svg:d="M6110 9800h-1111v-4100h1301" svg:viewBox="0 0 1302 4101">
          <text:p/>
        </draw:connector>
        <draw:line draw:style-name="gr4" draw:text-style-name="P1" xml:id="id3" draw:id="id3" draw:layer="layout" svg:x1="8.3cm" svg:y1="7.8cm" svg:x2="14.3cm" svg:y2="7.7cm">
          <text:p/>
        </draw:line>
        <draw:connector draw:style-name="gr2" draw:text-style-name="P1" draw:layer="layout" draw:type="line" svg:x1="14.3cm" svg:y1="7.75cm" svg:x2="14.364cm" svg:y2="14.779cm" draw:start-shape="id3" draw:start-glue-point="1" svg:d="M14300 7750l64 7029" svg:viewBox="0 0 65 7030">
          <text:p/>
        </draw:connector>
        <draw:custom-shape draw:style-name="gr1" draw:text-style-name="P1" draw:layer="layout" svg:width="4.2cm" svg:height="1.7cm" svg:x="12.3cm" svg:y="14.7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5:00:20.213000000</meta:creation-date>
    <dc:date>2014-10-20T12:08:11.817000000</dc:date>
    <meta:editing-duration>PT2M44S</meta:editing-duration>
    <meta:editing-cycles>3</meta:editing-cycles>
    <meta:generator>LibreOffice/4.2.5.2$Windows_x86 LibreOffice_project/61cb170a04bb1f12e77c884eab9192be736ec5f5</meta:generator>
    <meta:document-statistic meta:object-count="9"/>
  </office:meta>
</office:document-meta>
</file>